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6d4" officeooo:paragraph-rsid="001596d4"/>
    </style:style>
    <style:style style:name="P2" style:family="paragraph" style:parent-style-name="Standard">
      <style:paragraph-properties fo:text-align="center" style:justify-single-word="false"/>
      <style:text-properties officeooo:rsid="001596d4" officeooo:paragraph-rsid="001596d4"/>
    </style:style>
    <style:style style:name="P3" style:family="paragraph" style:parent-style-name="Standard">
      <style:paragraph-properties fo:text-align="center" style:justify-single-word="false"/>
      <style:text-properties fo:color="#000000" loext:opacity="100%" officeooo:rsid="001596d4" officeooo:paragraph-rsid="001596d4"/>
    </style:style>
    <style:style style:name="P4" style:family="paragraph" style:parent-style-name="Standard">
      <style:text-properties officeooo:rsid="0017f20a" officeooo:paragraph-rsid="0017f20a" fo:background-color="#ff4000"/>
    </style:style>
    <style:style style:name="P5" style:family="paragraph" style:parent-style-name="Standard">
      <style:text-properties officeooo:rsid="0017f20a" officeooo:paragraph-rsid="001e3ff8" fo:background-color="#ff4000"/>
    </style:style>
    <style:style style:name="P6" style:family="paragraph" style:parent-style-name="Standard">
      <style:text-properties officeooo:rsid="0017f20a" officeooo:paragraph-rsid="0017f20a" fo:background-color="#ffff00"/>
    </style:style>
    <style:style style:name="P7" style:family="paragraph" style:parent-style-name="Standard">
      <style:text-properties officeooo:rsid="0017f20a" officeooo:paragraph-rsid="001e3ff8" fo:background-color="#ffff00"/>
    </style:style>
    <style:style style:name="P8" style:family="paragraph" style:parent-style-name="Standard">
      <style:text-properties officeooo:rsid="0017f20a" officeooo:paragraph-rsid="0017f20a" fo:background-color="#afd095"/>
    </style:style>
    <style:style style:name="P9" style:family="paragraph" style:parent-style-name="Standard">
      <style:text-properties officeooo:rsid="0017f20a" officeooo:paragraph-rsid="001e3ff8" fo:background-color="#afd095"/>
    </style:style>
    <style:style style:name="P10" style:family="paragraph" style:parent-style-name="Standard">
      <style:text-properties officeooo:rsid="0017f20a" officeooo:paragraph-rsid="0017f20a" fo:background-color="#069a2e"/>
    </style:style>
    <style:style style:name="P11" style:family="paragraph" style:parent-style-name="Standard">
      <style:text-properties officeooo:rsid="0017f20a" officeooo:paragraph-rsid="001e3ff8" fo:background-color="#069a2e"/>
    </style:style>
    <style:style style:name="P12" style:family="paragraph" style:parent-style-name="Standard">
      <style:text-properties officeooo:rsid="0017f20a" officeooo:paragraph-rsid="001e3ff8" fo:background-color="#729fcf"/>
    </style:style>
    <style:style style:name="P13" style:family="paragraph" style:parent-style-name="Standard">
      <style:paragraph-properties fo:text-align="center" style:justify-single-word="false"/>
      <style:text-properties officeooo:rsid="001e3ff8" officeooo:paragraph-rsid="001e3ff8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3ff8" officeooo:paragraph-rsid="001e3ff8"/>
    </style:style>
    <style:style style:name="T1" style:family="text">
      <style:text-properties fo:background-color="#ff0000" loext:char-shading-value="0"/>
    </style:style>
    <style:style style:name="T2" style:family="text">
      <style:text-properties fo:background-color="#ff8000" loext:char-shading-value="0"/>
    </style:style>
    <style:style style:name="T3" style:family="text">
      <style:text-properties fo:background-color="#ff8000" loext:char-shading-value="0"/>
    </style:style>
    <style:style style:name="T4" style:family="text">
      <style:text-properties officeooo:rsid="001ad1fe" fo:background-color="#ff8000" loext:char-shading-value="0"/>
    </style:style>
    <style:style style:name="T5" style:family="text">
      <style:text-properties officeooo:rsid="001c6ca6" fo:background-color="#ff8000" loext:char-shading-value="0"/>
    </style:style>
    <style:style style:name="T6" style:family="text">
      <style:text-properties fo:background-color="#e6e905" loext:char-shading-value="0"/>
    </style:style>
    <style:style style:name="T7" style:family="text">
      <style:text-properties fo:background-color="#069a2e" loext:char-shading-value="0"/>
    </style:style>
    <style:style style:name="T8" style:family="text">
      <style:text-properties fo:background-color="#afd095" loext:char-shading-value="0"/>
    </style:style>
    <style:style style:name="T9" style:family="text">
      <style:text-properties officeooo:rsid="001e3191" fo:background-color="#afd095" loext:char-shading-value="0"/>
    </style:style>
    <style:style style:name="T10" style:family="text">
      <style:text-properties fo:background-color="#5983b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1e3191" fo:background-color="#00a933" loext:char-shading-value="0"/>
    </style:style>
    <style:style style:name="T14" style:family="text">
      <style:text-properties fo:background-color="#729fcf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73847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95fcf" fo:background-color="transparent" loext:char-shading-value="0"/>
    </style:style>
    <style:style style:name="T19" style:family="text">
      <style:text-properties officeooo:rsid="001ad1fe" fo:background-color="transparent" loext:char-shading-value="0"/>
    </style:style>
    <style:style style:name="T20" style:family="text">
      <style:text-properties officeooo:rsid="001c6ca6" fo:background-color="transparent" loext:char-shading-value="0"/>
    </style:style>
    <style:style style:name="T21" style:family="text">
      <style:text-properties officeooo:rsid="001e3ff8" fo:background-color="transparent" loext:char-shading-value="0"/>
    </style:style>
    <style:style style:name="T22" style:family="text">
      <style:text-properties officeooo:rsid="00195fcf"/>
    </style:style>
    <style:style style:name="T23" style:family="text">
      <style:text-properties officeooo:rsid="001ad1fe"/>
    </style:style>
    <style:style style:name="T24" style:family="text">
      <style:text-properties officeooo:rsid="001e3ff8"/>
    </style:style>
    <style:style style:name="T2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6" style:family="text">
      <style:text-properties fo:font-size="36pt" fo:font-style="italic" fo:font-weight="bold" fo:background-color="transparent" loext:char-shading-value="0" style:font-size-asian="36pt" style:font-style-asian="italic" style:font-weight-asian="bold" style:font-size-complex="36pt" style:font-style-complex="italic" style:font-weight-complex="bold"/>
    </style:style>
    <style:style style:name="T27" style:family="text">
      <style:text-properties fo:font-size="36pt" fo:font-style="italic" fo:font-weight="bold" officeooo:rsid="00173847" fo:background-color="transparent" loext:char-shading-value="0" style:font-size-asian="36pt" style:font-style-asian="italic" style:font-weight-asian="bold" style:font-size-complex="36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/></text:p>
      <text:p text:style-name="P14"><text:span text:style-name="T26">Tabela dos dados</text:span></text:p>
      <text:p text:style-name="P13"><text:span text:style-name="T27"/></text:p>
      <text:p text:style-name="P1"><text:span text:style-name="T16"/></text:p>
      <text:p text:style-name="P2"><text:span text:style-name="T16">Dado de 4 lados – </text:span><text:span text:style-name="T1">1 </text:span><text:span text:style-name="T17"><text:s text:c="2"/></text:span><text:span text:style-name="T3">2 </text:span><text:span text:style-name="T17"><text:s text:c="2"/></text:span><text:span text:style-name="T7">3 </text:span><text:s/><text:span text:style-name="T10">4 </text:span></text:p>
      <text:p text:style-name="P2"/>
      <text:p text:style-name="P2"><text:span text:style-name="T16">Dado de 6 lados - </text:span><text:span text:style-name="T1">1</text:span> <text:span text:style-name="T3">2</text:span> <text:span text:style-name="T11">3</text:span> <text:span text:style-name="T8">4</text:span> <text:span text:style-name="T7">5</text:span> <text:span text:style-name="T10">6</text:span> <text:s text:c="2"/></text:p>
      <text:p text:style-name="P2"/>
      <text:p text:style-name="P2"><text:span text:style-name="T16">Dado de <text:s/>8 lados - </text:span><text:span text:style-name="T1">1</text:span> <text:span text:style-name="T3">2</text:span> <text:span text:style-name="T11">3 4</text:span> <text:span text:style-name="T8">5 6</text:span> <text:span text:style-name="T12">7</text:span> <text:span text:style-name="T14">8</text:span> </text:p>
      <text:p text:style-name="P2"/>
      <text:p text:style-name="P2"><text:span text:style-name="T16">Dado de 10 lados - </text:span><text:span text:style-name="T1">1 </text:span><text:span text:style-name="T3">2 3</text:span> <text:span text:style-name="T11">4 5</text:span> <text:span text:style-name="T8">6 7</text:span> <text:span text:style-name="T12">8 9</text:span> <text:span text:style-name="T14">10</text:span></text:p>
      <text:p text:style-name="P2"/>
      <text:p text:style-name="P2"><text:span text:style-name="T16">Dado de 12 lados - </text:span><text:span text:style-name="T1">1</text:span> <text:span text:style-name="T3">2 3 4</text:span> <text:span text:style-name="T11">5 6 </text:span><text:span text:style-name="T8">7 8 </text:span><text:span text:style-name="T9">9</text:span> <text:span text:style-name="T12">10 </text:span><text:span text:style-name="T13">11</text:span> <text:span text:style-name="T14">12</text:span></text:p>
      <text:p text:style-name="P2"/>
      <text:p text:style-name="P3"><text:span text:style-name="T16">Dado de 20 lados - </text:span><text:span text:style-name="T1">1</text:span> <text:span text:style-name="T3">2 3 4 5 6 </text:span><text:span text:style-name="T6">7 8 9 10 12</text:span> <text:span text:style-name="T8">13 14 15 16</text:span> <text:span text:style-name="T7">17 18 19</text:span> <text:span text:style-name="T10">20</text:span></text:p>
      <text:p text:style-name="P1"/>
      <text:p text:style-name="P1"/>
      <text:p text:style-name="P5">Vermelho : <text:span text:style-name="T18">Ataque </text:span><text:span text:style-name="T21">r</text:span><text:span text:style-name="T19">ui</text:span><text:span text:style-name="T21">m</text:span><text:span text:style-name="T18"> com conse</text:span><text:span text:style-name="T21">q</text:span><text:span text:style-name="T18">uências de alto risco</text:span></text:p>
      <text:p text:style-name="P5"><text:span text:style-name="T18"/></text:p>
      <text:p text:style-name="P5"><text:span text:style-name="T2">Laranja : </text:span><text:span text:style-name="T19">Ataque Baixo com </text:span><text:span text:style-name="T18">conse</text:span><text:span text:style-name="T21">q</text:span><text:span text:style-name="T18">uências</text:span></text:p>
      <text:p text:style-name="P5"/>
      <text:p text:style-name="P7">Amarelo : <text:span text:style-name="T19">Ataque mediano </text:span><text:span text:style-name="T21">sem </text:span><text:span text:style-name="T18">conse</text:span><text:span text:style-name="T21">q</text:span><text:span text:style-name="T18">uências</text:span></text:p>
      <text:p text:style-name="P7"/>
      <text:p text:style-name="P9">Verde claro: <text:span text:style-name="T19">Ataque bom </text:span><text:span text:style-name="T21">sem bonificação</text:span><text:span text:style-name="T15"> </text:span></text:p>
      <text:p text:style-name="P9"/>
      <text:p text:style-name="P11">Verde escuro: <text:span text:style-name="T19">Ataque perfeito</text:span><text:span text:style-name="T15"> </text:span><text:span text:style-name="T21">com bonificação</text:span></text:p>
      <text:p text:style-name="P11"/>
      <text:p text:style-name="P12">Azul : <text:span text:style-name="T21">A</text:span><text:span text:style-name="T19">taque Critico </text:span><text:span text:style-name="T15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4:01:18.739459373</meta:creation-date>
    <dc:date>2023-04-05T16:14:01.518608063</dc:date>
    <meta:editing-duration>PT1M1S</meta:editing-duration>
    <meta:editing-cycles>1</meta:editing-cycles>
    <meta:document-statistic meta:table-count="0" meta:image-count="0" meta:object-count="0" meta:page-count="1" meta:paragraph-count="13" meta:word-count="128" meta:character-count="508" meta:non-whitespace-character-count="378"/>
    <meta:generator>LibreOffice/7.3.7.2$Linux_X86_64 LibreOffice_project/30$Build-2</meta:generator>
  </office:meta>
</office:document-meta>
</file>